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/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2"/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1"/>
          <table:table-cell table:style-name="ce10" office:value-type="string" calcext:value-type="string">
            <text:p>Klassen und Fächer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2" office:value-type="string" calcext:value-type="string">
            <text:p>CLASS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TIDS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FLAGS</text:p>
          </table:table-cell>
        </table:table-row>
        <table:table-row table:style-name="ro2">
          <table:table-cell table:style-name="ce22"/>
          <table:table-cell table:style-name="ce2"/>
          <table:table-cell table:style-name="ce11" table:number-columns-repeated="3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AWT</text:p>
          </table:table-cell>
          <table:table-cell table:style-name="ce41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1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?</text:p>
          </table:table-cell>
          <table:table-cell table:style-name="ce12"/>
        </table:table-row>
        <table:table-row table:style-name="ro3">
          <table:table-cell table:style-name="ce23"/>
          <table:table-cell table:style-name="ce12" table:number-columns-repeated="4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1" office:value-type="string" calcext:value-type="string">
            <text:p>AWT</text:p>
          </table:table-cell>
          <table:table-cell table:style-name="ce41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table:number-columns-repeated="2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/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BTH</text:p>
          </table:table-cell>
          <table:table-cell table:style-name="ce12" table:number-columns-repeated="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tn</text:p>
          </table:table-cell>
          <table:table-cell table:style-name="ce12" office:value-type="string" calcext:value-type="string">
            <text:p>SN</text:p>
          </table:table-cell>
          <table:table-cell table:style-name="ce12"/>
          <table:table-cell table:style-name="ce34" office:value-type="string" calcext:value-type="string">
            <text:p>Ku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lt;strong&gt;</text:p>
          </table:table-cell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last line</text:p>
          </table:table-cell>
          <table:table-cell table:style-name="ce38" office:value-type="string" calcext:value-type="string">
            <text:p>6.12</text:p>
          </table:table-cell>
          <table:table-cell table:style-name="ce38" office:value-type="float" office:value="5.1" calcext:value-type="float">
            <text:p>5,10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number-rows-repeated="1048556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 style:data-style-name="N2" text:time-value="13:23:56.012670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0:08:06.899691686</meta:creation-date>
    <dc:date>2020-08-24T13:28:57.813858682</dc:date>
    <meta:editing-duration>PT2H34M17S</meta:editing-duration>
    <meta:editing-cycles>21</meta:editing-cycles>
    <meta:generator>LibreOffice/6.1.5.2$Linux_X86_64 LibreOffice_project/10$Build-2</meta:generator>
    <meta:document-statistic meta:table-count="1" meta:cell-count="52" meta:object-count="0"/>
  </office:meta>
</office:document-meta>
</file>